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Arial" svg:font-family="Arial"/>
    <style:font-face style:name="Atkinson Hyperlegible" svg:font-family="'Atkinson Hyperlegible'"/>
    <style:font-face style:name="Calibri" svg:font-family="Calibri"/>
    <style:font-face style:name="Calibri1" svg:font-family="Calibri" style:font-family-generic="swiss"/>
    <style:font-face style:name="FreeSans1" svg:font-family="FreeSans" style:font-family-generic="swiss"/>
    <style:font-face style:name="Work Sans" svg:font-family="'Work Sans'" style:font-family-generic="swiss"/>
    <style:font-face style:name="Atkinson Hyperlegible1" svg:font-family="'Atkinson Hyperlegible'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tkinson Hyperlegible1"/>
    </style:style>
    <style:style style:name="P2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Standard">
      <style:text-properties style:font-name="Atkinson Hyperlegible1" officeooo:rsid="0007925b" officeooo:paragraph-rsid="0007925b"/>
    </style:style>
    <style:style style:name="P5" style:family="paragraph" style:parent-style-name="Title">
      <style:text-properties style:font-name="Atkinson Hyperlegible1"/>
    </style:style>
    <style:style style:name="P6" style:family="paragraph" style:parent-style-name="Footer">
      <style:paragraph-properties fo:text-align="center" style:justify-single-word="false"/>
      <style:text-properties style:text-position="0% 100%" style:font-name="Atkinson Hyperlegible1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1">
      <style:paragraph-properties fo:break-before="page"/>
      <style:text-properties officeooo:rsid="000d1361" officeooo:paragraph-rsid="000d1361"/>
    </style:style>
    <style:style style:name="P9" style:family="paragraph" style:parent-style-name="Heading_20_1" style:list-style-name="">
      <style:paragraph-properties fo:text-align="center" style:justify-single-word="false" fo:break-before="page"/>
      <style:text-properties style:font-name="Atkinson Hyperlegible" fo:font-size="18.2000007629395pt" fo:font-weight="bold" officeooo:rsid="0018de02" officeooo:paragraph-rsid="0018de02" style:font-name-asian="Work Sans" style:font-size-asian="18.2000007629395pt" style:font-weight-asian="bold" style:font-name-complex="FreeSans" style:font-size-complex="18.2000007629395pt" style:font-weight-complex="bold"/>
    </style:style>
    <style:style style:name="P10" style:family="paragraph" style:parent-style-name="Heading_20_1">
      <style:paragraph-properties fo:break-before="page"/>
      <style:text-properties fo:color="#ffffff" loext:opacity="100%" style:font-name="Atkinson Hyperlegible" fo:font-size="18.2000007629395pt" fo:font-weight="bold" officeooo:rsid="001ab917" officeooo:paragraph-rsid="001ab917" style:font-name-asian="Work Sans" style:font-size-asian="18.2000007629395pt" style:font-weight-asian="bold" style:font-name-complex="FreeSans" style:font-size-complex="18.2000007629395pt" style:font-weight-complex="600"/>
    </style:style>
    <style:style style:name="P11" style:family="paragraph" style:parent-style-name="Heading_20_3">
      <style:text-properties officeooo:paragraph-rsid="0013458e"/>
    </style:style>
    <style:style style:name="P12" style:family="paragraph" style:parent-style-name="Heading_20_3">
      <style:text-properties fo:language="fr" fo:country="FR"/>
    </style:style>
    <style:style style:name="P13" style:family="paragraph" style:parent-style-name="Heading_20_3">
      <style:text-properties fo:language="fr" fo:country="FR" officeooo:paragraph-rsid="0015fcd5"/>
    </style:style>
    <style:style style:name="P14" style:family="paragraph" style:parent-style-name="Heading_20_3">
      <style:text-properties officeooo:paragraph-rsid="0015fcd5"/>
    </style:style>
    <style:style style:name="P15" style:family="paragraph" style:parent-style-name="Standard">
      <style:text-properties style:font-name="Atkinson Hyperlegible1" officeooo:rsid="0007925b" officeooo:paragraph-rsid="0007925b"/>
    </style:style>
    <style:style style:name="P16" style:family="paragraph" style:parent-style-name="Text_20_body">
      <style:text-properties fo:language="fr" fo:country="FR"/>
    </style:style>
    <style:style style:name="P17" style:family="paragraph" style:parent-style-name="Text_20_body">
      <style:text-properties fo:language="fr" fo:country="FR" officeooo:paragraph-rsid="0013458e"/>
    </style:style>
    <style:style style:name="P18" style:family="paragraph" style:parent-style-name="Text_20_body">
      <style:text-properties fo:language="fr" fo:country="FR" officeooo:rsid="0011d921" officeooo:paragraph-rsid="0013458e"/>
    </style:style>
    <style:style style:name="P19" style:family="paragraph" style:parent-style-name="Text_20_body">
      <style:text-properties fo:language="fr" fo:country="FR" officeooo:paragraph-rsid="0014245b" style:language-asian="en" style:country-asian="US" style:language-complex="ar" style:country-complex="SA"/>
    </style:style>
    <style:style style:name="P20" style:family="paragraph" style:parent-style-name="Text_20_body">
      <style:text-properties fo:language="fr" fo:country="FR" officeooo:paragraph-rsid="0014245b"/>
    </style:style>
    <style:style style:name="P21" style:family="paragraph" style:parent-style-name="Text_20_body" style:list-style-name="List_20_1"/>
    <style:style style:name="P22" style:family="paragraph" style:parent-style-name="Text_20_body" style:list-style-name="List_20_1">
      <style:text-properties officeooo:paragraph-rsid="001922be"/>
    </style:style>
    <style:style style:name="T1" style:family="text">
      <style:text-properties style:text-position="super 58%"/>
    </style:style>
    <style:style style:name="T2" style:family="text">
      <style:text-properties officeooo:rsid="0011d921"/>
    </style:style>
    <style:style style:name="T3" style:family="text">
      <style:text-properties officeooo:rsid="0016af6e"/>
    </style:style>
    <style:style style:name="T4" style:family="text">
      <style:text-properties officeooo:rsid="001f172f"/>
    </style:style>
    <style:style style:name="T5" style:family="text">
      <style:text-properties fo:language="fr" fo:country="FR"/>
    </style:style>
    <style:style style:name="T6" style:family="text">
      <style:text-properties fo:color="#ffffff" loext:opacity="100%" style:font-name="Atkinson Hyperlegible" fo:font-size="18.2000007629395pt" fo:font-weight="bold" officeooo:rsid="0018de02" style:font-name-asian="Work Sans" style:font-size-asian="18.2000007629395pt" style:font-weight-asian="bold" style:font-name-complex="FreeSans" style:font-size-complex="18.2000007629395pt" style:font-weight-complex="600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elix Baker</text:p>
      <text:p text:style-name="P4"/>
      <text:p text:style-name="P5">Internship Report</text:p>
      <text:p text:style-name="P4">April 12<text:span text:style-name="T1">th</text:span> – June 7<text:span text:style-name="T1">th</text:span></text:p>
      <text:p text:style-name="P4"/>
      <text:p text:style-name="P4"/>
      <text:p text:style-name="P4"/>
      <text:p text:style-name="P4">Developpeur Web en Java</text:p>
      <text:p text:style-name="P4">Concepteur Développeur d’Applications</text:p>
      <text:p text:style-name="P4"/>
      <text:p text:style-name="P4">Baobab Ingéniere</text:p>
      <text:p text:style-name="P4"/>
      <text:p text:style-name="P4">In association with Greta de l’Essonne</text:p>
      <text:p text:style-name="P4"/>
      <text:p text:style-name="P4"/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Table of Contents</text:p>
          </text:index-title>
          <text:p text:style-name="P2"><text:a xlink:type="simple" xlink:href="#__RefHeading___Toc324_1656723604" text:style-name="Index_20_Link" text:visited-style-name="Index_20_Link">Project Summary<text:tab/>3</text:a></text:p>
          <text:p text:style-name="P2"><text:a xlink:type="simple" xlink:href="#__RefHeading___Toc445_1656723604" text:style-name="Index_20_Link" text:visited-style-name="Index_20_Link">Competences covered by this project<text:tab/>4</text:a></text:p>
        </text:index-body>
      </text:table-of-content>
      <text:p text:style-name="Standard"/>
      <text:h text:style-name="P7" text:outline-level="1"><text:span text:style-name="T5">Résumé de stage</text:span></text:h>
      <text:h text:style-name="P13" text:outline-level="3">Contexte :</text:h>
      <text:p text:style-name="P16">J'ai effectué mon stage <text:span text:style-name="T3">pour l’obtention d’un</text:span> Titre professionnel Concepteur Développeur d'Application au sein de l'entreprise Baobab Ingénierie.</text:p>
      <text:p text:style-name="P20"><text:span text:style-name="T4">L’Entreprise</text:span> a été crée en 2010 et géré par Maxim<text:span text:style-name="T3">e</text:span> LODIN et elle a sept employés. <text:span text:style-name="T3">Elle</text:span> est une société spécialisée dans la consultation et formation informatique. J'ai travaillé en tant que développeur web <text:span text:style-name="T3">sur</text:span> Spring 5 et React 18. Je faisais partie d'une équipe de deux autres stagiaires et nous travaillions en parallèle.</text:p>
      <text:p text:style-name="P20">Ma mission de dix semaines était de concevoir une partie d'une application web full-stack de <text:span text:style-name="T3">typ</text:span>e formation en ligne. J'ai <text:span text:style-name="T3">eu </text:span>la liberté de choisir de quelle partie j'étais responsable. J'ai choisi la case d'utilisation (UC) « enregistrer et confirmer <text:span text:style-name="T3">un</text:span> nouvel utilisateur ».</text:p>
      <text:p text:style-name="P19">L'application doit permettr<text:span text:style-name="T3">e à des</text:span> l'élèves de s'inscrire à un cours en ligne. <text:span text:style-name="T3">Ensuite</text:span>, <text:span text:style-name="T3">elle</text:span> permettra <text:span text:style-name="T3">aux</text:span> formateurs ou gérants d'approuver ou rejeter l'inscription d'un élev<text:span text:style-name="T3">e</text:span>. L'inscription doit porter un système de confirmation de compte par courriel.</text:p>
      <text:h text:style-name="P14" text:outline-level="3">Réalisation :</text:h>
      <text:p text:style-name="P17"><text:tab/>J'ai consacré la première phase de stage <text:span text:style-name="T3">à </text:span>l'analyse et la conception des fonctions nécessaires au projet. J'ai fait une étude du marché pour voir quelles sont les meilleures pratiques. <text:span text:style-name="T3">Ensuite,</text:span> j'ai créé des modèles conceptuels en forme UML et des maquettes d'interface. Pendant cette période, j'ai auditionné et choisi les outils de gestion de projet, notamment GitLab et Trello.</text:p>
      <text:p text:style-name="P17">La deuxième phase était <text:span text:style-name="T3">l</text:span>'implémentation du projet. J'ai créé une base de données de développement en MySQL qui correspond à mon UC. <text:span text:style-name="T3">puis</text:span> j'ai créé le back-end en utilisant le Spring Framework (Java). <text:span text:style-name="T3">L</text:span>'Application était sécurisée par les API de Spring Security, J2EE et Java Web Tokens (JWT). Après, j'ai créé le front-end en utilisant React et le framework d'interface Material UI.</text:p>
      <text:p text:style-name="P17">La dernière phase d<text:span text:style-name="T3">u</text:span> projet était <text:span text:style-name="T3">le</text:span> test et <text:span text:style-name="T3">le </text:span>déploiement. J'ai analysé mon application pour identifier les bogues et le code à améliorer. Ensuite, j'ai implémenté des séries de test en utilisant JUnit 5 et Selenium IDE. Le déploiement a été effectué avec le système de conteneurisation Docker sur mon serveur Web personnel.</text:p>
      <text:h text:style-name="P11" text:outline-level="3"><text:soft-page-break/>Apports du Stage :</text:h>
      <text:p text:style-name="P18"><text:span text:style-name="T2"><text:tab/>Ce stage m'a été très important car il m'a permis de continuer mon apprentissage comme développeur web full-stack. Il m'a porté l'occasion de participer dans une équipe de développeurs et m'a rendu la responsabilité à compléter indépendamment le chaque étape de ma partie du projet. De plus, la revue de code hebdomadaire m'a bien aidé à m'en focaliser sur les techniques et les technologies pertinentes. Enfin, ce stage m'a permis de mettre en application les connaissances que j'ai acquises pendant cette formation.</text:span></text:p>
      <text:h text:style-name="P9" text:outline-level="1">Internship Report</text:h>
      <text:h text:style-name="Heading_20_3" text:outline-level="3"/>
      <text:h text:style-name="P7" text:outline-level="1"><text:bookmark-start text:name="__RefHeading___Toc445_1656723604"/>Compétences c<text:span text:style-name="T6">ouvert par le Stage</text:span><text:bookmark-end text:name="__RefHeading___Toc445_1656723604"/></text:h>
      <text:h text:style-name="P12" text:outline-level="3">Concevoir et développer des composants d'interface utilisateur :</text:h>
      <text:list xml:id="list4023477303" text:style-name="List_20_1">
        <text:list-item>
          <text:p text:style-name="P21"><text:span text:style-name="T5">Maquetter une application</text:span></text:p>
        </text:list-item>
        <text:list-item>
          <text:p text:style-name="P21"><text:span text:style-name="T5">Développer la partie front-end d’une interface utilisateur web</text:span></text:p>
        </text:list-item>
        <text:list-item>
          <text:p text:style-name="P21"><text:span text:style-name="T5">Développer la partie back-end d’une interface utilisateur web</text:span></text:p>
        </text:list-item>
      </text:list>
      <text:h text:style-name="Heading_20_3" text:outline-level="3"><text:span text:style-name="T5">Concevoir et développer la persistance des données :</text:span></text:h>
      <text:list xml:id="list201127357788887" text:continue-numbering="true" text:style-name="List_20_1">
        <text:list-item>
          <text:p text:style-name="P21"><text:span text:style-name="T5">Concevoir une base de données</text:span></text:p>
        </text:list-item>
        <text:list-item>
          <text:p text:style-name="P21"><text:span text:style-name="T5">Mettre en place une base de données</text:span></text:p>
        </text:list-item>
        <text:list-item>
          <text:p text:style-name="P22"><text:span text:style-name="T5">Développer des composants dans le langage d’une base de données</text:span></text:p>
        </text:list-item>
      </text:list>
      <text:h text:style-name="P12" text:outline-level="3">Concevoir et développer une application multicouche :</text:h>
      <text:list xml:id="list201127037565864" text:continue-numbering="true" text:style-name="List_20_1">
        <text:list-item>
          <text:p text:style-name="P21"><text:span text:style-name="T5">Collaborer à la gestion d’un projet informatique et à l’organisation de <text:tab/>l’environnement de développement</text:span></text:p>
        </text:list-item>
        <text:list-item>
          <text:p text:style-name="P21"><text:span text:style-name="T5">Concevoir une application</text:span></text:p>
        </text:list-item>
        <text:list-item>
          <text:p text:style-name="P21"><text:span text:style-name="T5">Développer des composants métier</text:span></text:p>
        </text:list-item>
        <text:list-item>
          <text:p text:style-name="P21"><text:span text:style-name="T5">Construire une application organisée en couches</text:span></text:p>
        </text:list-item>
        <text:list-item>
          <text:p text:style-name="P21"><text:span text:style-name="T5">Préparer et exécuter les plans de tests d’une application</text:span></text:p>
        </text:list-item>
        <text:list-item>
          <text:p text:style-name="P21"><text:span text:style-name="T5">Préparer et exécuter le déploiement d’une application</text:span></text:p>
        </text:list-item>
      </text:list>
      <text:h text:style-name="P10" text:outline-level="1">Expression des besoins</text:h>
      <text:h text:style-name="Heading_20_3" text:outline-level="3">List plasse’s requirements for the project here</text:h>
      <text:h text:style-name="P7" text:outline-level="1"/>
      <text:h text:style-name="P7" text:outline-level="1">Functional Requirements</text:h>
      <text:h text:style-name="P8" text:outline-level="1">Organization and Planning</text:h>
      <text:h text:style-name="P7" text:outline-level="1">Conceptualisation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Arial" svg:font-family="Arial"/>
    <style:font-face style:name="Atkinson Hyperlegible" svg:font-family="'Atkinson Hyperlegible'"/>
    <style:font-face style:name="Calibri" svg:font-family="Calibri"/>
    <style:font-face style:name="Calibri1" svg:font-family="Calibri" style:font-family-generic="swiss"/>
    <style:font-face style:name="FreeSans1" svg:font-family="FreeSans" style:font-family-generic="swiss"/>
    <style:font-face style:name="Work Sans" svg:font-family="'Work Sans'" style:font-family-generic="swiss"/>
    <style:font-face style:name="Atkinson Hyperlegible1" svg:font-family="'Atkinson Hyperlegible'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tkinson Hyperlegible" fo:font-size="12pt" fo:language="en" fo:country="US" style:letter-kerning="true" style:font-name-asian="Work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Atkinson Hyperlegible" fo:font-size="12pt" fo:language="en" fo:country="US" style:letter-kerning="true" style:font-name-asian="Work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tkinson Hyperlegible" fo:font-family="'Atkinson Hyperlegible'" fo:font-size="14pt" style:font-name-asian="Work Sans" style:font-family-asian="'Work Sans'" style:font-family-generic-asian="swiss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mm" fo:margin-right="0mm" fo:margin-top="0mm" fo:margin-bottom="2.47mm" style:contextual-spacing="false" fo:line-height="115%" fo:text-align="justify" style:justify-single-word="false" fo:text-indent="0mm" style:auto-text-indent="true" style:page-number="auto" fo:padding="5.01mm" fo:border-left="0.54pt solid #f2f3f8" fo:border-right="0.54pt solid #f2f3f8" fo:border-top="none" fo:border-bottom="0.54pt solid #f2f3f8"/>
    </style:style>
    <style:style style:name="List" style:family="paragraph" style:parent-style-name="Text_20_body" style:class="list">
      <style:text-properties style:font-name-asian="Work Sans" style:font-family-asian="'Work Sans'" style:font-family-generic-asian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name-asian="Work Sans" style:font-family-asian="'Work Sans'" style:font-family-generic-asian="swiss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Work Sans" style:font-family-asian="'Work Sans'" style:font-family-generic-asian="swiss"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2a6099"/>
      <style:paragraph-properties fo:margin-top="0mm" fo:margin-bottom="11.01mm" style:contextual-spacing="false" fo:text-align="center" style:justify-single-word="false" fo:background-color="#2a6099" fo:padding="1.99mm" fo:border="0.06pt solid #2a6099"/>
      <style:text-properties fo:color="#ffffff" loext:opacity="100%" fo:font-size="130%" fo:font-weight="bold" style:font-size-asian="130%" style:font-weight-asian="bold" style:font-size-complex="130%" style:font-weight-complex="600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4.1000003814697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 fo:padding="0.49mm" fo:border-left="0.99pt solid #8dbcf7" fo:border-right="none" fo:border-top="none" fo:border-bottom="0.99pt solid #8dbcf7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5.01mm" fo:text-indent="-4.99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tkinson Hyperlegible1"/>
    </style:style>
    <style:style style:name="MP2" style:family="paragraph" style:parent-style-name="Footer">
      <style:paragraph-properties fo:text-align="center" style:justify-single-word="false"/>
      <style:text-properties style:text-position="0% 100%" style:font-name="Atkinson Hyperlegible1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 style:next-style-name="First_20_Page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1" style:next-style-name="Index">
      <style:footer>
        <text:p text:style-name="MP1"><text:page-number text:select-page="current">2</text:page-number></text:p>
      </style:footer>
    </style:master-page>
    <style:master-page style:name="Index" style:page-layout-name="Mpm1">
      <style:footer>
        <text:p text:style-name="MP2"><text:page-number text:select-page="current">11</text:page-number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5-19T18:49:39.408135646</meta:creation-date>
    <dc:date>2021-06-13T20:11:26.520542596</dc:date>
    <meta:editing-duration>PT13H31M29S</meta:editing-duration>
    <meta:editing-cycles>4</meta:editing-cycles>
    <meta:generator>LibreOffice/7.1.3.2$Linux_X86_64 LibreOffice_project/12a8e3cbd24a3757385a302d290655d4f3c7ebf1</meta:generator>
    <meta:document-statistic meta:table-count="0" meta:image-count="0" meta:object-count="0" meta:page-count="11" meta:paragraph-count="47" meta:word-count="602" meta:character-count="3858" meta:non-whitespace-character-count="3311"/>
  </office:meta>
</office:document-meta>
</file>